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automatic-styles>
    <style:style style:name="P1" style:parent-style-name="正文" style:master-page-name="MP0" style:family="paragraph">
      <style:paragraph-properties fo:break-before="page"/>
    </style:style>
  </office:automatic-styles>
  <office:body>
    <office:text text:use-soft-page-breaks="true">
      <text:p text:style-name="P1">This<text:s/>is<text:s/>a<text:s/>test odt 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style:letter-kerning="true" fo:font-size="10.5pt" style:font-size-asian="10.5pt" style:font-size-complex="12pt" style:language-asian="zh" style:country-asian="CN" fo:hyphenate="false"/>
    </style:style>
    <style:style style:name="默认段落字体" style:display-name="默认段落字体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fc</meta:initial-creator>
    <dc:creator>李 一卿</dc:creator>
    <meta:creation-date>2022-10-06T03:10:00Z</meta:creation-date>
    <dc:date>2022-10-08T07:30:00Z</dc:date>
    <meta:template xlink:href="Normal" xlink:type="simple"/>
    <meta:editing-cycles>5</meta:editing-cycles>
    <meta:editing-duration>PT1080S</meta:editing-duration>
    <meta:user-defined meta:name="KSOProductBuildVer">2052-11.1.0.12358</meta:user-defined>
    <meta:user-defined meta:name="ICV">99C0AF0ED98944C09732A8B42A32F2E4</meta:user-defined>
    <meta:user-defined meta:name="GrammarlyDocumentId">2de084133164555b473ff39c6670e20f0a1edcd719faf46a6c43ddfcb0047c9f</meta:user-defined>
    <meta:document-statistic meta:page-count="1" meta:paragraph-count="1" meta:word-count="3" meta:character-count="23" meta:row-count="1" meta:non-whitespace-character-count="21"/>
  </office:meta>
</office:document-meta>
</file>